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2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f_osc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MR2PR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_PWM</text:p>
          </table:table-cell>
          <table:table-cell table:formula="of:=([.B1]+1)*4*1/[.B2]*[.B3]" office:value-type="float" office:value="0.00192" calcext:value-type="float">
            <text:p>0,0019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_PWM</text:p>
          </table:table-cell>
          <table:table-cell table:formula="of:=1/[.B5]" office:value-type="float" office:value="520.833333333333" calcext:value-type="float">
            <text:p>520,833333333333</text:p>
          </table:table-cell>
          <table:table-cell office:value-type="string" calcext:value-type="string">
            <text:p>Hz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CPR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_PWM_duty</text:p>
          </table:table-cell>
          <table:table-cell table:formula="of:=[.B9]*1/[.B2]*[.B3]" office:value-type="float" office:value="0.00096" calcext:value-type="float">
            <text:p>0,000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4T21:40:57.153000000</meta:creation-date>
    <dc:date>2023-05-14T22:04:50.879000000</dc:date>
    <meta:editing-duration>PT13M44S</meta:editing-duration>
    <meta:editing-cycles>2</meta:editing-cycles>
    <meta:generator>LibreOffice/7.3.6.2$Windows_X86_64 LibreOffice_project/c28ca90fd6e1a19e189fc16c05f8f8924961e12e</meta:generator>
    <meta:document-statistic meta:table-count="1" meta:cell-count="17" meta:object-count="0"/>
  </office:meta>
</office:document-meta>
</file>